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2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3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12"/>
        <table:table-column table:style-name="co3" table:number-columns-repeated="8" table:default-cell-style-name="ce9"/>
        <table:table-column table:style-name="co4" table:number-columns-repeated="16372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f_init</text:p>
          </table:table-cell>
          <table:table-cell table:style-name="ce1" office:value-type="string" calcext:value-type="string">
            <text:p>af_step</text:p>
          </table:table-cell>
          <table:table-cell table:style-name="ce1" office:value-type="string" calcext:value-type="string">
            <text:p>af_max</text:p>
          </table:table-cell>
          <table:table-cell table:style-name="ce13" office:value-type="string" calcext:value-type="string">
            <text:p>Mar 19</text:p>
          </table:table-cell>
          <table:table-cell table:style-name="ce13" office:value-type="string" calcext:value-type="string">
            <text:p>Mar 21</text:p>
          </table:table-cell>
          <table:table-cell table:style-name="ce13" office:value-type="string" calcext:value-type="string">
            <text:p>Mar 24</text:p>
          </table:table-cell>
          <table:table-cell table:style-name="ce13" office:value-type="string" calcext:value-type="string">
            <text:p>Mar 25</text:p>
          </table:table-cell>
          <table:table-cell table:style-name="ce13" office:value-type="string" calcext:value-type="string">
            <text:p>Mar 26</text:p>
          </table:table-cell>
          <table:table-cell table:style-name="ce13" office:value-type="string" calcext:value-type="string">
            <text:p>Mar 27</text:p>
          </table:table-cell>
          <table:table-cell table:style-name="ce13" office:value-type="string" calcext:value-type="string">
            <text:p>Mar 28</text:p>
          </table:table-cell>
          <table:table-cell office:value-type="string" calcext:value-type="string">
            <text:p>Total</text:p>
          </table:table-cell>
          <table:table-cell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3950" calcext:value-type="float">
            <text:p>-39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-2300" calcext:value-type="float">
            <text:p>-2300</text:p>
          </table:table-cell>
          <table:table-cell table:style-name="ce2" office:value-type="float" office:value="2650" calcext:value-type="float">
            <text:p>2650</text:p>
          </table:table-cell>
          <table:table-cell table:style-name="Default" table:formula="of:=SUM([.E2:.K2])" office:value-type="float" office:value="8850" calcext:value-type="float">
            <text:p>88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2" calcext:value-type="float">
            <text:p>0.0000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-2950" calcext:value-type="float">
            <text:p>-29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-2000" calcext:value-type="float">
            <text:p>-2000</text:p>
          </table:table-cell>
          <table:table-cell table:style-name="ce2" office:value-type="float" office:value="2650" calcext:value-type="float">
            <text:p>2650</text:p>
          </table:table-cell>
          <table:table-cell table:style-name="Default" table:formula="of:=SUM([.E3:.K3])" office:value-type="float" office:value="9550" calcext:value-type="float">
            <text:p>95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3" calcext:value-type="float">
            <text:p>0.0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-2950" calcext:value-type="float">
            <text:p>-29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2650" calcext:value-type="float">
            <text:p>2650</text:p>
          </table:table-cell>
          <table:table-cell table:style-name="Default" table:formula="of:=SUM([.E4:.K4])" office:value-type="float" office:value="12050" calcext:value-type="float">
            <text:p>120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4" calcext:value-type="float">
            <text:p>0.00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-3050" calcext:value-type="float">
            <text:p>-30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150" calcext:value-type="float">
            <text:p>3150</text:p>
          </table:table-cell>
          <table:table-cell table:style-name="Default" table:formula="of:=SUM([.E5:.K5])" office:value-type="float" office:value="10550" calcext:value-type="float">
            <text:p>105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5" calcext:value-type="float">
            <text:p>0.000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-2150" calcext:value-type="float">
            <text:p>-21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-4350" calcext:value-type="float">
            <text:p>-43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3650" calcext:value-type="float">
            <text:p>3650</text:p>
          </table:table-cell>
          <table:table-cell table:style-name="Default" table:formula="of:=SUM([.E6:.K6])" office:value-type="float" office:value="10050" calcext:value-type="float">
            <text:p>100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6" calcext:value-type="float">
            <text:p>0.0000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-3050" calcext:value-type="float">
            <text:p>-3050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-2750" calcext:value-type="float">
            <text:p>-275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1350" calcext:value-type="float">
            <text:p>1350</text:p>
          </table:table-cell>
          <table:table-cell table:style-name="Default" table:formula="of:=SUM([.E7:.K7])" office:value-type="float" office:value="8050" calcext:value-type="float">
            <text:p>80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7" calcext:value-type="float">
            <text:p>0.0000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-1850" calcext:value-type="float">
            <text:p>-1850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-1550" calcext:value-type="float">
            <text:p>-155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-750" calcext:value-type="float">
            <text:p>-750</text:p>
          </table:table-cell>
          <table:table-cell table:style-name="Default" table:formula="of:=SUM([.E8:.K8])" office:value-type="float" office:value="9650" calcext:value-type="float">
            <text:p>96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8" calcext:value-type="float">
            <text:p>0.00008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-3150" calcext:value-type="float">
            <text:p>-3150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-900" calcext:value-type="float">
            <text:p>-9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50" calcext:value-type="float">
            <text:p>-150</text:p>
          </table:table-cell>
          <table:table-cell table:style-name="Default" table:formula="of:=SUM([.E9:.K9])" office:value-type="float" office:value="5150" calcext:value-type="float">
            <text:p>51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9" calcext:value-type="float">
            <text:p>0.0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-2350" calcext:value-type="float">
            <text:p>-2350</text:p>
          </table:table-cell>
          <table:table-cell table:style-name="ce2" office:value-type="float" office:value="8100" calcext:value-type="float">
            <text:p>8100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-350" calcext:value-type="float">
            <text:p>-350</text:p>
          </table:table-cell>
          <table:table-cell table:style-name="Default" table:formula="of:=SUM([.E10:.K10])" office:value-type="float" office:value="9150" calcext:value-type="float">
            <text:p>91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-2650" calcext:value-type="float">
            <text:p>-265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-1700" calcext:value-type="float">
            <text:p>-17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-350" calcext:value-type="float">
            <text:p>-350</text:p>
          </table:table-cell>
          <table:table-cell table:style-name="Default" table:formula="of:=SUM([.E11:.K11])" office:value-type="float" office:value="4750" calcext:value-type="float">
            <text:p>47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1" calcext:value-type="float">
            <text:p>0.00011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-2750" calcext:value-type="float">
            <text:p>-27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-2100" calcext:value-type="float">
            <text:p>-21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-4050" calcext:value-type="float">
            <text:p>-40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-2250" calcext:value-type="float">
            <text:p>-2250</text:p>
          </table:table-cell>
          <table:table-cell table:style-name="Default" table:formula="of:=SUM([.E12:.K12])" office:value-type="float" office:value="-750" calcext:value-type="float">
            <text:p>-7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2" calcext:value-type="float">
            <text:p>0.00012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-2050" calcext:value-type="float">
            <text:p>-205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-1300" calcext:value-type="float">
            <text:p>-1300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float" office:value="-5450" calcext:value-type="float">
            <text:p>-54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-550" calcext:value-type="float">
            <text:p>-550</text:p>
          </table:table-cell>
          <table:table-cell table:style-name="Default" table:formula="of:=SUM([.E13:.K13])" office:value-type="float" office:value="-2650" calcext:value-type="float">
            <text:p>-26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3" calcext:value-type="float">
            <text:p>0.00013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-4350" calcext:value-type="float">
            <text:p>-435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-350" calcext:value-type="float">
            <text:p>-350</text:p>
          </table:table-cell>
          <table:table-cell table:style-name="Default" table:formula="of:=SUM([.E14:.K14])" office:value-type="float" office:value="2850" calcext:value-type="float">
            <text:p>28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4" calcext:value-type="float">
            <text:p>0.00014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-2050" calcext:value-type="float">
            <text:p>-205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-1500" calcext:value-type="float">
            <text:p>-15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-3650" calcext:value-type="float">
            <text:p>-36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0" calcext:value-type="float">
            <text:p>250</text:p>
          </table:table-cell>
          <table:table-cell table:style-name="Default" table:formula="of:=SUM([.E15:.K15])" office:value-type="float" office:value="1650" calcext:value-type="float">
            <text:p>16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5" calcext:value-type="float">
            <text:p>0.00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-850" calcext:value-type="float">
            <text:p>-850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-900" calcext:value-type="float">
            <text:p>-9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-3250" calcext:value-type="float">
            <text:p>-325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350" calcext:value-type="float">
            <text:p>350</text:p>
          </table:table-cell>
          <table:table-cell table:style-name="Default" table:formula="of:=SUM([.E16:.K16])" office:value-type="float" office:value="5450" calcext:value-type="float">
            <text:p>54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6" calcext:value-type="float">
            <text:p>0.0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-1900" calcext:value-type="float">
            <text:p>-190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-2450" calcext:value-type="float">
            <text:p>-245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-4150" calcext:value-type="float">
            <text:p>-4150</text:p>
          </table:table-cell>
          <table:table-cell table:style-name="Default" table:formula="of:=SUM([.E17:.K17])" office:value-type="float" office:value="-250" calcext:value-type="float">
            <text:p>-2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7" calcext:value-type="float">
            <text:p>0.00017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-1750" calcext:value-type="float">
            <text:p>-17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-2050" calcext:value-type="float">
            <text:p>-2050</text:p>
          </table:table-cell>
          <table:table-cell table:style-name="Default" table:formula="of:=SUM([.E18:.K18])" office:value-type="float" office:value="5150" calcext:value-type="float">
            <text:p>51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8" calcext:value-type="float">
            <text:p>0.00018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-1400" calcext:value-type="float">
            <text:p>-14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-1650" calcext:value-type="float">
            <text:p>-16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-1550" calcext:value-type="float">
            <text:p>-1550</text:p>
          </table:table-cell>
          <table:table-cell table:style-name="Default" table:formula="of:=SUM([.E19:.K19])" office:value-type="float" office:value="1950" calcext:value-type="float">
            <text:p>19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9" calcext:value-type="float">
            <text:p>0.00019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-350" calcext:value-type="float">
            <text:p>-35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-1400" calcext:value-type="float">
            <text:p>-1400</text:p>
          </table:table-cell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-1450" calcext:value-type="float">
            <text:p>-145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-1550" calcext:value-type="float">
            <text:p>-1550</text:p>
          </table:table-cell>
          <table:table-cell table:style-name="Default" table:formula="of:=SUM([.E20:.K20])" office:value-type="float" office:value="1550" calcext:value-type="float">
            <text:p>15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-500" calcext:value-type="float">
            <text:p>-5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-1550" calcext:value-type="float">
            <text:p>-1550</text:p>
          </table:table-cell>
          <table:table-cell table:style-name="Default" table:formula="of:=SUM([.E21:.K21])" office:value-type="float" office:value="4450" calcext:value-type="float">
            <text:p>44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1" calcext:value-type="float">
            <text:p>0.00021</text:p>
          </table:table-cell>
          <table:table-cell table:style-name="ce2" office:value-type="float" office:value="0.0021" calcext:value-type="float">
            <text:p>0.0021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-2000" calcext:value-type="float">
            <text:p>-20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-1550" calcext:value-type="float">
            <text:p>-1550</text:p>
          </table:table-cell>
          <table:table-cell table:style-name="Default" table:formula="of:=SUM([.E22:.K22])" office:value-type="float" office:value="1950" calcext:value-type="float">
            <text:p>19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2" calcext:value-type="float">
            <text:p>0.00022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-1700" calcext:value-type="float">
            <text:p>-17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-2050" calcext:value-type="float">
            <text:p>-205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150" calcext:value-type="float">
            <text:p>-150</text:p>
          </table:table-cell>
          <table:table-cell table:style-name="Default" table:formula="of:=SUM([.E23:.K23])" office:value-type="float" office:value="2650" calcext:value-type="float">
            <text:p>26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3" calcext:value-type="float">
            <text:p>0.00023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-1800" calcext:value-type="float">
            <text:p>-18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-1850" calcext:value-type="float">
            <text:p>-18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-150" calcext:value-type="float">
            <text:p>-150</text:p>
          </table:table-cell>
          <table:table-cell table:style-name="Default" table:formula="of:=SUM([.E24:.K24])" office:value-type="float" office:value="2950" calcext:value-type="float">
            <text:p>29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4" calcext:value-type="float">
            <text:p>0.00024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-1350" calcext:value-type="float">
            <text:p>-1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-2500" calcext:value-type="float">
            <text:p>-25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-2750" calcext:value-type="float">
            <text:p>-27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" calcext:value-type="float">
            <text:p>50</text:p>
          </table:table-cell>
          <table:table-cell table:style-name="Default" table:formula="of:=SUM([.E25:.K25])" office:value-type="float" office:value="1850" calcext:value-type="float">
            <text:p>18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5" calcext:value-type="float">
            <text:p>0.0002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-1350" calcext:value-type="float">
            <text:p>-1350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-900" calcext:value-type="float">
            <text:p>-90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-2950" calcext:value-type="float">
            <text:p>-2950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-1450" calcext:value-type="float">
            <text:p>-1450</text:p>
          </table:table-cell>
          <table:table-cell table:style-name="Default" table:formula="of:=SUM([.E26:.K26])" office:value-type="float" office:value="1250" calcext:value-type="float">
            <text:p>12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6" calcext:value-type="float">
            <text:p>0.00026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-3100" calcext:value-type="float">
            <text:p>-31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-2850" calcext:value-type="float">
            <text:p>-285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-3350" calcext:value-type="float">
            <text:p>-3350</text:p>
          </table:table-cell>
          <table:table-cell table:style-name="Default" table:formula="of:=SUM([.E27:.K27])" office:value-type="float" office:value="-2150" calcext:value-type="float">
            <text:p>-21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7" calcext:value-type="float">
            <text:p>0.00027</text:p>
          </table:table-cell>
          <table:table-cell table:style-name="ce2" office:value-type="float" office:value="0.0027" calcext:value-type="float">
            <text:p>0.0027</text:p>
          </table:table-cell>
          <table:table-cell table:style-name="ce2" office:value-type="float" office:value="-1850" calcext:value-type="float">
            <text:p>-18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-4200" calcext:value-type="float">
            <text:p>-42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2450" calcext:value-type="float">
            <text:p>-245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2650" calcext:value-type="float">
            <text:p>-2650</text:p>
          </table:table-cell>
          <table:table-cell table:style-name="Default" table:formula="of:=SUM([.E28:.K28])" office:value-type="float" office:value="-7850" calcext:value-type="float">
            <text:p>-78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8" calcext:value-type="float">
            <text:p>0.00028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-1650" calcext:value-type="float">
            <text:p>-16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-2500" calcext:value-type="float">
            <text:p>-25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-5950" calcext:value-type="float">
            <text:p>-59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-3750" calcext:value-type="float">
            <text:p>-3750</text:p>
          </table:table-cell>
          <table:table-cell table:style-name="Default" table:formula="of:=SUM([.E29:.K29])" office:value-type="float" office:value="-9550" calcext:value-type="float">
            <text:p>-95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9" calcext:value-type="float">
            <text:p>0.00029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-3100" calcext:value-type="float">
            <text:p>-31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-6150" calcext:value-type="float">
            <text:p>-615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3150" calcext:value-type="float">
            <text:p>-3150</text:p>
          </table:table-cell>
          <table:table-cell table:style-name="Default" table:formula="of:=SUM([.E30:.K30])" office:value-type="float" office:value="-6350" calcext:value-type="float">
            <text:p>-635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-3000" calcext:value-type="float">
            <text:p>-30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6350" calcext:value-type="float">
            <text:p>-635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2950" calcext:value-type="float">
            <text:p>-2950</text:p>
          </table:table-cell>
          <table:table-cell table:style-name="Default" table:formula="of:=SUM([.E31:.K31])" office:value-type="float" office:value="-5050" calcext:value-type="float">
            <text:p>-5050</text:p>
          </table:table-cell>
          <table:table-cell table:style-name="Default" table:number-columns-repeated="1637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"/>
        <table:named-range table:name="HTML_all" table:base-cell-address="$Sheet1.$A$1" table:cell-range-address="$Sheet1.$A$1:.$E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9:22:37.97550227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8T19:25:32.156035685</dc:date>
    <meta:editing-duration>PT23M28S</meta:editing-duration>
    <meta:editing-cycles>19</meta:editing-cycles>
    <meta:generator>LibreOffice/25.2.2.2$Linux_X86_64 LibreOffice_project/520$Build-2</meta:generator>
    <meta:document-statistic meta:table-count="1" meta:cell-count="372" meta:object-count="0"/>
  </office:meta>
</office:document-meta>
</file>